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border-top="none" fo:border-left="none" fo:border-bottom="0.0104in solid #EAECEF" fo:border-right="none" fo:padding-top="0in" fo:padding-left="0in" fo:padding-bottom="0.0555in" fo:padding-right="0in" style:shadow="none" fo:margin-top="0.0694in" fo:margin-bottom="0.1666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24292E" style:letter-kerning="true" fo:font-size="24pt" style:font-size-asian="24pt" style:font-size-complex="24pt" style:language-asian="es" style:country-asian="DO"/>
    </style:style>
    <style:style style:name="P2" style:parent-style-name="Normal" style:family="paragraph">
      <style:paragraph-properties fo:text-align="justify" fo:margin-bottom="0.0694in" fo:line-height="100%" fo:background-color="#FFFFFF"/>
    </style:style>
    <style:style style:name="T3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 style:language-asian="es" style:country-asian="DO"/>
    </style:style>
    <style:style style:name="T4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 style:language-asian="es" style:country-asian="DO"/>
    </style:style>
    <style:style style:name="T5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 style:language-asian="es" style:country-asian="DO"/>
    </style:style>
    <style:style style:name="T6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 style:language-asian="es" style:country-asian="DO"/>
    </style:style>
    <style:style style:name="T7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 fo:language="es" fo:country="ES" style:language-asian="es" style:country-asian="DO"/>
    </style:style>
    <style:style style:name="T8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 fo:language="es" fo:country="ES" style:language-asian="es" style:country-asian="DO"/>
    </style:style>
    <style:style style:name="T9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 fo:language="es" fo:country="ES" style:language-asian="es" style:country-asian="DO"/>
    </style:style>
    <style:style style:name="T10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 fo:language="es" fo:country="ES" style:language-asian="es" style:country-asian="DO"/>
    </style:style>
    <style:style style:name="T11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 fo:language="es" fo:country="ES" style:language-asian="es" style:country-asian="DO"/>
    </style:style>
    <style:style style:name="T12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 fo:language="es" fo:country="ES" style:language-asian="es" style:country-asian="DO"/>
    </style:style>
  </office:automatic-styles>
  <office:body>
    <office:text text:use-soft-page-breaks="true">
      <text:h text:style-name="P1" text:outline-level="1">ProyectoFinal</text:h>
      <text:p text:style-name="P2"><text:span text:style-name="T3">Proyecto creado para la materia de Administración de Servidores del Profesor Starling Germosen Sección 0908 creado por<text:s/></text:span><text:span text:style-name="T4">Miguel Antonio Rodriguez Vargas</text:span><text:span text:style-name="T5"><text:s/>12-mism-1-042</text:span><text:span text:style-name="T6">,<text:s/></text:span><text:span text:style-name="T7">Jeury Alexander Pérez</text:span><text:span text:style-name="T8"><text:s/></text:span><text:span text:style-name="T9">16-SISN-1-015</text:span><text:span text:style-name="T10">.</text:span><text:span text:style-name="T11"><text:s/></text:span><text:span text:style-name="T12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DO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s" style:country-asian="DO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s" style:country-asian="DO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DO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guel Antonio Rodriguez Vargas</meta:initial-creator>
    <dc:creator>Miguel Antonio Rodriguez Vargas</dc:creator>
    <meta:creation-date>2019-12-11T14:17:00Z</meta:creation-date>
    <dc:date>2019-12-11T18:44:00Z</dc:date>
    <meta:template xlink:href="Normal" xlink:type="simple"/>
    <meta:editing-cycles>1</meta:editing-cycles>
    <meta:editing-duration>PT16020S</meta:editing-duration>
    <meta:user-defined meta:name="ContentTypeId">0x01010078278E64E6818247B87BF280A3FF458D</meta:user-defined>
    <meta:document-statistic meta:page-count="1" meta:paragraph-count="1" meta:word-count="33" meta:character-count="218" meta:row-count="1" meta:non-whitespace-character-count="186"/>
  </office:meta>
</office:document-meta>
</file>